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f146" officeooo:paragraph-rsid="001ef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 system for local retailers capable of monitoring and editing inventory quantities and running data analysis to suggest products to increase potential s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Sammons</meta:initial-creator>
    <meta:creation-date>2015-10-07T16:21:20.029194948</meta:creation-date>
    <dc:date>2015-10-07T16:26:13.791212369</dc:date>
    <dc:creator>Stephanie Sammons</dc:creator>
    <meta:editing-duration>PT4M54S</meta:editing-duration>
    <meta:editing-cycles>3</meta:editing-cycles>
    <meta:generator>LibreOffice/4.4.4.3$Linux_X86_64 LibreOffice_project/40$Build-3</meta:generator>
    <meta:document-statistic meta:table-count="0" meta:image-count="0" meta:object-count="0" meta:page-count="1" meta:paragraph-count="1" meta:word-count="23" meta:character-count="160" meta:non-whitespace-character-count="138"/>
  </office:meta>
</office:document-meta>
</file>